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font-size="13pt" style:font-size-asian="13pt" style:font-size-complex="13pt"/>
    </style:style>
    <style:style style:name="P3" style:family="paragraph" style:parent-style-name="normal">
      <style:paragraph-properties fo:line-height="115%"/>
    </style:style>
    <style:style style:name="P4" style:family="paragraph" style:parent-style-name="normal">
      <style:text-properties officeooo:rsid="000e6abd" officeooo:paragraph-rsid="000e6abd"/>
    </style:style>
    <style:style style:name="P5" style:family="paragraph" style:parent-style-name="normal">
      <style:text-properties fo:font-size="12pt" fo:font-weight="bold" style:font-size-asian="12pt" style:font-weight-asian="bold" style:font-size-complex="12pt"/>
    </style:style>
    <style:style style:name="P6" style:family="paragraph" style:parent-style-name="normal">
      <style:paragraph-properties fo:line-height="115%"/>
      <style:text-properties fo:font-size="12pt" fo:font-weight="bold" style:font-size-asian="12pt" style:font-weight-asian="bold" style:font-size-complex="12pt"/>
    </style:style>
    <style:style style:name="P7" style:family="paragraph" style:parent-style-name="normal">
      <style:paragraph-properties fo:line-height="115%"/>
      <style:text-properties fo:color="#000000" style:text-line-through-style="none" style:text-line-through-type="none" style:text-position="0% 100%" fo:font-style="normal" fo:font-weight="normal" officeooo:rsid="00114fbb" officeooo:paragraph-rsid="00114fbb" fo:background-color="transparent" style:font-style-asian="normal" style:font-weight-asian="normal" style:font-style-complex="normal" style:font-weight-complex="normal"/>
    </style:style>
    <style:style style:name="P8" style:family="paragraph" style:parent-style-name="normal">
      <style:paragraph-properties fo:margin-left="0cm" fo:margin-right="0cm" fo:text-indent="0cm" style:auto-text-indent="false"/>
    </style:style>
    <style:style style:name="P9" style:family="paragraph" style:parent-style-name="normal">
      <style:paragraph-properties fo:margin-left="0cm" fo:margin-right="0cm" fo:line-height="150%" fo:text-indent="0cm" style:auto-text-indent="false"/>
    </style:style>
    <style:style style:name="P10" style:family="paragraph" style:parent-style-name="normal">
      <style:paragraph-properties fo:margin-left="0cm" fo:margin-right="0cm" fo:text-indent="0cm" style:auto-text-indent="false"/>
      <style:text-properties officeooo:rsid="00106521" officeooo:paragraph-rsid="00106521"/>
    </style:style>
    <style:style style:name="P11" style:family="paragraph" style:parent-style-name="normal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/>
    </style:style>
    <style:style style:name="P12" style:family="paragraph" style:parent-style-name="normal">
      <style:paragraph-properties fo:margin-left="0cm" fo:margin-right="0cm" fo:line-height="150%" fo:text-indent="0cm" style:auto-text-indent="false"/>
      <style:text-properties fo:font-weight="bold" style:font-weight-asian="bold"/>
    </style:style>
    <style:style style:name="P13" style:family="paragraph" style:parent-style-name="normal">
      <style:paragraph-properties fo:margin-left="0cm" fo:margin-right="0cm" fo:text-indent="0cm" style:auto-text-indent="false"/>
      <style:text-properties officeooo:rsid="0011304a" officeooo:paragraph-rsid="0011304a"/>
    </style:style>
    <style:style style:name="P14" style:family="paragraph" style:parent-style-name="normal" style:master-page-name="Standard">
      <style:paragraph-properties fo:text-align="center" style:justify-single-word="false" style:page-number="1"/>
      <style:text-properties fo:font-size="13pt" fo:font-weight="bold" officeooo:rsid="000e6abd" officeooo:paragraph-rsid="000e6abd" style:font-size-asian="13pt" style:font-weight-asian="bold" style:font-size-complex="13pt"/>
    </style:style>
    <style:style style:name="P15" style:family="paragraph" style:parent-style-name="normal">
      <style:text-properties fo:font-size="12pt" fo:font-weight="bold" style:font-size-asian="12pt" style:font-weight-asian="bold" style:font-size-complex="12pt"/>
    </style:style>
    <style:style style:name="P16" style:family="paragraph" style:parent-style-name="normal" style:list-style-name="WWNum1">
      <style:paragraph-properties fo:margin-left="1.27cm" fo:margin-right="0cm" fo:text-indent="-0.635cm" style:auto-text-indent="false"/>
      <style:text-properties officeooo:rsid="00106521" officeooo:paragraph-rsid="00106521"/>
    </style:style>
    <style:style style:name="P17" style:family="paragraph" style:parent-style-name="normal" style:list-style-name="WWNum2">
      <style:paragraph-properties fo:margin-left="1.27cm" fo:margin-right="0cm" fo:line-height="150%" fo:text-indent="-0.635cm" style:auto-text-indent="false"/>
    </style:style>
    <style:style style:name="P18" style:family="paragraph" style:parent-style-name="normal">
      <style:paragraph-properties fo:margin-left="0cm" fo:margin-right="0cm" fo:text-indent="0cm" style:auto-text-indent="false"/>
      <style:text-properties style:text-underline-style="none" fo:font-weight="bold" officeooo:rsid="0011eeac" officeooo:paragraph-rsid="0011eeac" style:font-weight-asian="bold" style:font-weight-complex="bold"/>
    </style:style>
    <style:style style:name="P19" style:family="paragraph" style:parent-style-name="normal">
      <style:paragraph-properties fo:margin-left="0cm" fo:margin-right="0cm" fo:line-height="150%" fo:text-indent="0cm" style:auto-text-indent="false"/>
      <style:text-properties officeooo:paragraph-rsid="0011304a"/>
    </style:style>
    <style:style style:name="P20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e6abd" style:font-weight-asian="bold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1155cc" style:text-underline-style="solid" style:text-underline-width="auto" style:text-underline-color="font-color" officeooo:rsid="000e6abd"/>
    </style:style>
    <style:style style:name="T5" style:family="text">
      <style:text-properties officeooo:rsid="00106521"/>
    </style:style>
    <style:style style:name="T6" style:family="text">
      <style:text-properties officeooo:rsid="0011304a"/>
    </style:style>
    <style:style style:name="T7" style:family="text">
      <style:text-properties officeooo:rsid="0011eeac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Igor de Souza Carmelo</text:p>
      <text:p text:style-name="P1"><text:span text:style-name="T1">(</text:span><text:span text:style-name="T2">43</text:span><text:span text:style-name="T1">) </text:span><text:span text:style-name="T2">99119</text:span><text:span text:style-name="T1">-</text:span><text:span text:style-name="T2">6945</text:span></text:p>
      <text:p text:style-name="P1"><text:span text:style-name="T4">antoniosouzazaramelo</text:span><text:a xlink:type="simple" xlink:href="mailto:seumelhoremail@xx.com" text:style-name="Standard" text:visited-style-name="Standard"><text:span text:style-name="T3">@</text:span></text:a><text:span text:style-name="T4">gmail.com</text:span></text:p>
      <text:p text:style-name="normal"><draw:rect text:anchor-type="as-char" style:rel-width="100%" draw:z-index="0" draw:name="Forma1" draw:style-name="gr1" draw:text-style-name="P20" svg:width="16.511cm" svg:height="0.054cm"><text:p/></draw:rect></text:p>
      <text:p text:style-name="P2"/>
      <text:p text:style-name="P6">OBJETIVO</text:p>
      <text:p text:style-name="P6"/>
      <text:p text:style-name="P7">Quero ser um profissional de design gráfico, já é de família essa ambição, passado do meu pai para mim, quero ter sucesso em relação à essa área, pretendo melhorar cada vez mais para superar meus objetivos e alcançar minhas metas de vida.</text:p>
      <text:p text:style-name="P3"/>
      <text:p text:style-name="normal"/>
      <text:p text:style-name="P5">FORMAÇÃO ACADÊMICA</text:p>
      <text:p text:style-name="P5"/>
      <text:p text:style-name="P4">Jayme Canet- 1º Ano (Cursando)</text:p>
      <text:p text:style-name="normal"/>
      <text:p text:style-name="normal"/>
      <text:p text:style-name="P5">PROJETOS</text:p>
      <text:p text:style-name="P5"/>
      <text:p text:style-name="P4">Barbearia Alura/Atom</text:p>
      <text:p text:style-name="P4">Neste projéto eu usei o escritor para html chamado Atom, onde criei o html do meu site a partir de vídeo aulas realizadas na plataforma Alura, foi onde aprendi a usar o html para criação de sites.</text:p>
      <text:p text:style-name="normal"/>
      <text:p text:style-name="P4">Ping-Pong/P5js</text:p>
      <text:p text:style-name="P4">Neste projéto eu criei um ping-pong usando os conhecimentos obtidos na aula pelo Alura, e botei em prática, fazendo códigos pelo site P5js, onde foi possível criar um jogo de ping-pong virtual, usando somente as teclas W, A, S, D e as setas. </text:p>
      <text:p text:style-name="normal"/>
      <text:p text:style-name="normal">Explorador de artes digitais <text:span text:style-name="T5">que usa a plataforma </text:span>Alura <text:span text:style-name="T5">para consolidar seu conhecimento.</text:span> Scratch e p5.js <text:span text:style-name="T5">e Atom</text:span> são meus pincéis virtuais. Busco unir criatividade e tecnologia.</text:p>
      <text:p text:style-name="normal"/>
      <text:p text:style-name="P5">TECNOLOGIAS </text:p>
      <text:p text:style-name="P5"/>
      <text:list xml:id="list132810192" text:style-name="WWNum1">
        <text:list-item>
          <text:p text:style-name="P16">JavaScript</text:p>
        </text:list-item>
        <text:list-item>
          <text:p text:style-name="P16">Scratch</text:p>
        </text:list-item>
        <text:list-item>
          <text:p text:style-name="P16">Html e Css</text:p>
        </text:list-item>
      </text:list>
      <text:p text:style-name="P8"/>
      <text:p text:style-name="P8"/>
      <text:p text:style-name="P11">EXPERIÊNCIA PROFISSIONAL</text:p>
      <text:p text:style-name="P10">Ja trabalhei criando designs para empresas novas, criando sites, editando o perfil de pessoas, criando logotipos, adesivando, cortando e cortando adesivos, atendendo clientes e fazendo vídeos explicativos para contratantes online.</text:p>
      <text:p text:style-name="P10"><text:soft-page-break/></text:p>
      <text:p text:style-name="P8"/>
      <text:p text:style-name="P18">Local</text:p>
      <text:p text:style-name="P18"/>
      <text:p text:style-name="P19"><text:span text:style-name="T6">Bela ar</text:span><text:span text:style-name="T7">t</text:span><text:span text:style-name="T6">es comunicação visual (2022 - 2023)</text:span></text:p>
      <text:p text:style-name="P9"><text:span text:style-name="T1">Cargo:</text:span> <text:span text:style-name="T6">Funcionário ( serviços gerais)</text:span></text:p>
      <text:p text:style-name="P12">Atividades:</text:p>
      <text:list xml:id="list3538921822" text:style-name="WWNum2">
        <text:list-item>
          <text:p text:style-name="P17">Atividade 1: <text:span text:style-name="T6">Limpeza (Geral)</text:span></text:p>
        </text:list-item>
        <text:list-item>
          <text:p text:style-name="P17">Atividade 2: <text:span text:style-name="T6">Criação de Logotipos (Geral)</text:span></text:p>
        </text:list-item>
        <text:list-item>
          <text:p text:style-name="P17">Atividade 3: <text:span text:style-name="T6">Recorte, criação e adesivamento de quaisquer adesivos.</text:span></text:p>
        </text:list-item>
      </text:list>
      <text:p text:style-name="P8"/>
      <text:p text:style-name="P11">CURSOS | CERTIFICAÇÕES</text:p>
      <text:p text:style-name="P11"/>
      <text:p text:style-name="P8"><text:span text:style-name="T6">Alura, Khan academy, inglês paraná.</text:span>- <text:span text:style-name="T6">Escola (Ensino Médio)</text:span> - (<text:span text:style-name="T6">2023</text:span> - <text:span text:style-name="T6">2026</text:span>)</text:p>
      <text:p text:style-name="P8"/>
      <text:p text:style-name="P11">IDIOMAS</text:p>
      <text:p text:style-name="P11"/>
      <text:p text:style-name="P13">Inglês e Espanhol intermediários.</text:p>
      <text:p text:style-name="P8"><text:span text:style-name="T1">Idioma</text:span> – <text:span text:style-name="T6">Escola (Ensino Médio)</text:span> (<text:span text:style-name="T6">2023 - 2026</text:span>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1-23T09:48:48.899754642</dc:date>
    <meta:editing-duration>PT24M22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32" meta:word-count="272" meta:character-count="1728" meta:non-whitespace-character-count="1490"/>
  </office:meta>
</office:document-meta>
</file>